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Table_20_Contents">
      <style:text-properties style:font-name="Times New Roman" officeooo:rsid="00240acc" officeooo:paragraph-rsid="00240acc"/>
    </style:style>
    <style:style style:name="P8" style:family="paragraph" style:parent-style-name="Table_20_Contents">
      <style:text-properties style:font-name="Times New Roman" officeooo:rsid="006f35b3" officeooo:paragraph-rsid="006f35b3"/>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officeooo:paragraph-rsid="0093ce13"/>
    </style:style>
    <style:style style:name="P12" style:family="paragraph" style:parent-style-name="Standard">
      <style:paragraph-properties fo:text-align="justify" style:justify-single-word="false"/>
      <style:text-properties style:font-name="Times New Roman" officeooo:paragraph-rsid="0094844b"/>
    </style:style>
    <style:style style:name="P13" style:family="paragraph" style:parent-style-name="Standard">
      <style:paragraph-properties fo:text-align="justify" style:justify-single-word="false"/>
      <style:text-properties style:font-name="Times New Roman" officeooo:rsid="0094844b" officeooo:paragraph-rsid="0094844b"/>
    </style:style>
    <style:style style:name="P14" style:family="paragraph" style:parent-style-name="Standard">
      <style:paragraph-properties fo:text-align="justify" style:justify-single-word="false"/>
      <style:text-properties style:font-name="Times New Roman" officeooo:rsid="00267fa4" officeooo:paragraph-rsid="0093ce13"/>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7cf309" officeooo:paragraph-rsid="00854471" style:font-weight-asian="normal" style:font-weight-complex="normal"/>
    </style:style>
    <style:style style:name="P18" style:family="paragraph" style:parent-style-name="Standard">
      <style:text-properties style:text-underline-style="none" fo:font-weight="normal" officeooo:rsid="0080edfe" officeooo:paragraph-rsid="00820596" style:font-weight-asian="normal" style:font-weight-complex="normal"/>
    </style:style>
    <style:style style:name="P19" style:family="paragraph" style:parent-style-name="Standard">
      <style:text-properties style:text-underline-style="none" fo:font-weight="normal" officeooo:rsid="0080edfe" officeooo:paragraph-rsid="0085f2a6" style:font-weight-asian="normal" style:font-weight-complex="normal"/>
    </style:style>
    <style:style style:name="P20" style:family="paragraph" style:parent-style-name="Standard">
      <style:text-properties style:text-underline-style="none" fo:font-weight="normal" officeooo:rsid="00884be0" officeooo:paragraph-rsid="00854471" style:font-weight-asian="normal" style:font-weight-complex="normal"/>
    </style:style>
    <style:style style:name="P21" style:family="paragraph" style:parent-style-name="Standard">
      <style:text-properties style:text-underline-style="none" fo:font-weight="normal" officeooo:rsid="0083da59" officeooo:paragraph-rsid="00854471" style:font-weight-asian="normal" style:font-weight-complex="normal"/>
    </style:style>
    <style:style style:name="P22" style:family="paragraph" style:parent-style-name="Standard">
      <style:text-properties style:text-underline-style="none" fo:font-weight="normal" officeooo:rsid="00820e8d" officeooo:paragraph-rsid="0085f2a6" style:font-weight-asian="normal" style:font-weight-complex="normal"/>
    </style:style>
    <style:style style:name="P23" style:family="paragraph" style:parent-style-name="Standard">
      <style:text-properties style:text-underline-style="none" fo:font-weight="normal" officeooo:rsid="008280b1" officeooo:paragraph-rsid="0085f2a6" style:font-weight-asian="normal" style:font-weight-complex="normal"/>
    </style:style>
    <style:style style:name="P24" style:family="paragraph" style:parent-style-name="Standard">
      <style:text-properties style:text-underline-style="none" fo:font-weight="normal" officeooo:rsid="009946e8" officeooo:paragraph-rsid="009946e8" style:font-weight-asian="normal" style:font-weight-complex="normal"/>
    </style:style>
    <style:style style:name="P25" style:family="paragraph" style:parent-style-name="Standard">
      <style:text-properties style:text-underline-style="none" fo:font-weight="normal" officeooo:rsid="009c5814" officeooo:paragraph-rsid="009c5814" style:font-weight-asian="normal" style:font-weight-complex="normal"/>
    </style:style>
    <style:style style:name="P26" style:family="paragraph" style:parent-style-name="Standard">
      <style:text-properties style:text-underline-style="none" fo:font-weight="normal" officeooo:rsid="009c5814" officeooo:paragraph-rsid="00a1ded2" style:font-weight-asian="normal" style:font-weight-complex="normal"/>
    </style:style>
    <style:style style:name="P27" style:family="paragraph" style:parent-style-name="Standard">
      <style:text-properties style:text-underline-style="none" fo:font-weight="normal" officeooo:rsid="00a12766" officeooo:paragraph-rsid="00a12766" style:font-weight-asian="normal" style:font-weight-complex="normal"/>
    </style:style>
    <style:style style:name="P28" style:family="paragraph" style:parent-style-name="Standard">
      <style:text-properties style:text-underline-style="none" fo:font-weight="normal" officeooo:rsid="00a5338f" officeooo:paragraph-rsid="009c5814" style:font-weight-asian="normal" style:font-weight-complex="normal"/>
    </style:style>
    <style:style style:name="P29" style:family="paragraph" style:parent-style-name="Standard">
      <style:text-properties style:text-underline-style="none" fo:font-weight="normal" officeooo:rsid="00a6748d" officeooo:paragraph-rsid="00a6748d" style:font-weight-asian="normal" style:font-weight-complex="normal"/>
    </style:style>
    <style:style style:name="P30" style:family="paragraph" style:parent-style-name="Standard">
      <style:text-properties style:text-underline-style="none" fo:font-weight="normal" officeooo:rsid="00a6748d" officeooo:paragraph-rsid="009946e8" style:font-weight-asian="normal" style:font-weight-complex="normal"/>
    </style:style>
    <style:style style:name="P31" style:family="paragraph" style:parent-style-name="Standard">
      <style:text-properties style:text-underline-style="none" fo:font-weight="normal" officeooo:rsid="00a7aae8" officeooo:paragraph-rsid="00a7aae8" style:font-weight-asian="normal" style:font-weight-complex="normal"/>
    </style:style>
    <style:style style:name="P32" style:family="paragraph" style:parent-style-name="Standard">
      <style:text-properties style:text-underline-style="none" fo:font-weight="normal" officeooo:rsid="009c0bc7" officeooo:paragraph-rsid="009add27" style:font-weight-asian="normal" style:font-weight-complex="normal"/>
    </style:style>
    <style:style style:name="P33" style:family="paragraph" style:parent-style-name="Standard">
      <style:text-properties style:text-underline-style="none" fo:font-weight="normal" officeooo:rsid="00a85a86" officeooo:paragraph-rsid="00a85a86" style:font-weight-asian="normal" style:font-weight-complex="normal"/>
    </style:style>
    <style:style style:name="P34" style:family="paragraph" style:parent-style-name="Standard">
      <style:text-properties style:text-underline-style="none" fo:font-weight="normal" officeooo:rsid="00a8d7e9" officeooo:paragraph-rsid="00a8d7e9" style:font-weight-asian="normal" style:font-weight-complex="normal"/>
    </style:style>
    <style:style style:name="P35" style:family="paragraph" style:parent-style-name="Standard">
      <style:text-properties style:text-underline-style="none" fo:font-weight="normal" officeooo:rsid="00b21b61" officeooo:paragraph-rsid="00bd9407" style:font-weight-asian="normal" style:font-weight-complex="normal"/>
    </style:style>
    <style:style style:name="P36" style:family="paragraph" style:parent-style-name="Standard">
      <style:text-properties style:text-underline-style="none" fo:font-weight="normal" officeooo:rsid="00b3f6e3" officeooo:paragraph-rsid="00b3f6e3" style:font-weight-asian="normal" style:font-weight-complex="normal"/>
    </style:style>
    <style:style style:name="P37" style:family="paragraph" style:parent-style-name="Standard">
      <style:text-properties style:text-underline-style="none" fo:font-weight="normal" officeooo:rsid="00bade67" officeooo:paragraph-rsid="00bade67" style:font-weight-asian="normal" style:font-weight-complex="normal"/>
    </style:style>
    <style:style style:name="P38" style:family="paragraph" style:parent-style-name="Standard">
      <style:text-properties style:text-underline-style="none" fo:font-weight="normal" officeooo:rsid="00bd9407" officeooo:paragraph-rsid="00bd9407" style:font-weight-asian="normal" style:font-weight-complex="normal"/>
    </style:style>
    <style:style style:name="P39" style:family="paragraph" style:parent-style-name="Standard">
      <style:text-properties style:text-underline-style="none" fo:font-weight="bold" officeooo:rsid="007cf309" officeooo:paragraph-rsid="00993849" style:font-weight-asian="bold" style:font-weight-complex="bold"/>
    </style:style>
    <style:style style:name="P40" style:family="paragraph" style:parent-style-name="Standard">
      <style:text-properties style:text-underline-style="none" fo:font-weight="bold" officeooo:rsid="00993849" officeooo:paragraph-rsid="00993849" style:font-weight-asian="bold" style:font-weight-complex="bold"/>
    </style:style>
    <style:style style:name="P41" style:family="paragraph" style:parent-style-name="Standard">
      <style:text-properties style:text-underline-style="none" fo:font-weight="bold" officeooo:rsid="009d4893" officeooo:paragraph-rsid="009d4893" style:font-weight-asian="bold" style:font-weight-complex="bold"/>
    </style:style>
    <style:style style:name="P42" style:family="paragraph" style:parent-style-name="Standard">
      <style:text-properties style:text-underline-style="none" fo:font-weight="bold" officeooo:rsid="00a12766" officeooo:paragraph-rsid="00a12766"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7cf309" officeooo:paragraph-rsid="00993849"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a6748d" officeooo:paragraph-rsid="00a6748d"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a7aae8" officeooo:paragraph-rsid="00a7aae8"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a85a86" officeooo:paragraph-rsid="00a85a86"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b21b61" officeooo:paragraph-rsid="00b3f6e3"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b91cc4" officeooo:paragraph-rsid="00b91cc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c7a0d3" officeooo:paragraph-rsid="00c7a0d3" style:font-weight-asian="bold" style:font-weight-complex="bold"/>
    </style:style>
    <style:style style:name="P52"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53" style:family="paragraph" style:parent-style-name="Standard">
      <style:text-properties fo:font-style="italic" style:text-underline-style="none" fo:font-weight="normal" officeooo:rsid="00b3f6e3" officeooo:paragraph-rsid="00b3f6e3" style:font-style-asian="italic" style:font-weight-asian="normal" style:font-style-complex="italic" style:font-weight-complex="normal"/>
    </style:style>
    <style:style style:name="P54" style:family="paragraph" style:parent-style-name="Standard">
      <style:text-properties fo:font-style="italic" style:text-underline-style="none" fo:font-weight="normal" officeooo:rsid="00bd9407" officeooo:paragraph-rsid="00bd9407" style:font-style-asian="italic" style:font-weight-asian="normal" style:font-style-complex="italic" style:font-weight-complex="normal"/>
    </style:style>
    <style:style style:name="P55" style:family="paragraph" style:parent-style-name="Standard">
      <style:text-properties fo:font-style="italic" style:font-style-asian="italic" style:font-style-complex="italic"/>
    </style:style>
    <style:style style:name="P56" style:family="paragraph" style:parent-style-name="Standard">
      <style:paragraph-properties fo:text-align="center" style:justify-single-word="false"/>
    </style:style>
    <style:style style:name="P57" style:family="paragraph" style:parent-style-name="Standard">
      <style:text-properties fo:font-style="normal" style:text-underline-style="none" fo:font-weight="normal" officeooo:rsid="00a9987d" officeooo:paragraph-rsid="00a9987d"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ab61c8" officeooo:paragraph-rsid="00ab61c8"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a8f58c" officeooo:paragraph-rsid="00a8f58c" style:font-style-asian="normal" style:font-weight-asian="normal" style:font-style-complex="normal" style:font-weight-complex="normal"/>
    </style:style>
    <style:style style:name="P60" style:family="paragraph" style:parent-style-name="Standard">
      <style:text-properties fo:font-style="normal" style:text-underline-style="solid" style:text-underline-width="auto" style:text-underline-color="font-color" fo:font-weight="bold" officeooo:rsid="00ae4254" officeooo:paragraph-rsid="00ae4254" style:font-style-asian="normal" style:font-weight-asian="bold" style:font-style-complex="normal" style:font-weight-complex="bold"/>
    </style:style>
    <style:style style:name="P61" style:family="paragraph" style:parent-style-name="Standard">
      <style:text-properties officeooo:paragraph-rsid="00bd9407"/>
    </style:style>
    <style:style style:name="P62" style:family="paragraph" style:parent-style-name="Standard">
      <style:text-properties style:text-underline-style="none" fo:font-weight="normal" officeooo:rsid="00a1ded2" officeooo:paragraph-rsid="00ad9dea" style:font-weight-asian="normal" style:font-weight-complex="normal"/>
    </style:style>
    <style:style style:name="P63" style:family="paragraph" style:parent-style-name="Standard">
      <style:text-properties style:text-underline-style="none" fo:font-weight="normal" officeooo:rsid="00a1ded2" officeooo:paragraph-rsid="00a1ded2" style:font-weight-asian="normal" style:font-weight-complex="normal"/>
    </style:style>
    <style:style style:name="P64" style:family="paragraph" style:parent-style-name="Standard">
      <style:text-properties style:text-underline-style="none" fo:font-weight="normal" officeooo:rsid="00c90e52" officeooo:paragraph-rsid="00c90e52" style:font-weight-asian="normal" style:font-weight-complex="normal"/>
    </style:style>
    <style:style style:name="P65" style:family="paragraph" style:parent-style-name="Standard">
      <style:text-properties style:text-underline-style="none" fo:font-weight="normal" officeooo:rsid="007cf309" officeooo:paragraph-rsid="0085f2a6" style:font-weight-asian="normal" style:font-weight-complex="normal"/>
    </style:style>
    <style:style style:name="P66" style:family="paragraph" style:parent-style-name="Standard">
      <style:text-properties style:text-underline-style="none" fo:font-weight="normal" officeooo:rsid="007cf309" officeooo:paragraph-rsid="009c5814" style:font-weight-asian="normal" style:font-weight-complex="normal"/>
    </style:style>
    <style:style style:name="P67" style:family="paragraph" style:parent-style-name="Standard">
      <style:text-properties style:text-underline-style="none" fo:font-weight="normal" officeooo:rsid="00a5338f" officeooo:paragraph-rsid="009c5814" style:font-weight-asian="normal" style:font-weight-complex="normal"/>
    </style:style>
    <style:style style:name="P68" style:family="paragraph" style:parent-style-name="Standard">
      <style:text-properties style:text-underline-style="none" fo:font-weight="bold" officeooo:rsid="00cc1654" officeooo:paragraph-rsid="00cc1654" style:font-weight-asian="bold" style:font-weight-complex="bold"/>
    </style:style>
    <style:style style:name="P69" style:family="paragraph" style:parent-style-name="Standard">
      <style:text-properties officeooo:paragraph-rsid="00caad79"/>
    </style:style>
    <style:style style:name="P70" style:family="paragraph" style:parent-style-name="Standard">
      <style:text-properties style:text-underline-style="solid" style:text-underline-width="auto" style:text-underline-color="font-color" fo:font-weight="bold" officeooo:rsid="00a1ded2" officeooo:paragraph-rsid="00ca5cd0"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caad79" officeooo:paragraph-rsid="00caad79" style:font-weight-asian="bold" style:font-weight-complex="bold"/>
    </style:style>
    <style:style style:name="P72" style:family="paragraph" style:parent-style-name="Standard">
      <style:text-properties officeooo:rsid="00caad79" officeooo:paragraph-rsid="00caad79"/>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fo:font-weight="bold" officeooo:rsid="009926d6" style:font-weight-asian="bold" style:font-weight-complex="bold"/>
    </style:style>
    <style:style style:name="T7" style:family="text">
      <style:text-properties officeooo:rsid="005c6fb9"/>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970032"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2f865"/>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820596" style:font-style-asian="normal" style:font-weight-asian="normal" style:font-style-complex="normal" style:font-weight-complex="normal"/>
    </style:style>
    <style:style style:name="T17" style:family="text">
      <style:text-properties officeooo:rsid="0083a984"/>
    </style:style>
    <style:style style:name="T18" style:family="text">
      <style:text-properties officeooo:rsid="00847234"/>
    </style:style>
    <style:style style:name="T19" style:family="text">
      <style:text-properties officeooo:rsid="0086bfb3"/>
    </style:style>
    <style:style style:name="T20" style:family="text">
      <style:text-properties officeooo:rsid="00884be0"/>
    </style:style>
    <style:style style:name="T21" style:family="text">
      <style:text-properties officeooo:rsid="00820e8d"/>
    </style:style>
    <style:style style:name="T22" style:family="text">
      <style:text-properties officeooo:rsid="008280b1"/>
    </style:style>
    <style:style style:name="T23" style:family="text">
      <style:text-properties officeooo:rsid="00879a2c"/>
    </style:style>
    <style:style style:name="T24" style:family="text">
      <style:text-properties officeooo:rsid="0087f476"/>
    </style:style>
    <style:style style:name="T25" style:family="text">
      <style:text-properties officeooo:rsid="00893e56"/>
    </style:style>
    <style:style style:name="T26" style:family="text">
      <style:text-properties officeooo:rsid="0089cba4"/>
    </style:style>
    <style:style style:name="T27" style:family="text">
      <style:text-properties officeooo:rsid="008aeaed"/>
    </style:style>
    <style:style style:name="T28" style:family="text">
      <style:text-properties officeooo:rsid="008c0e4f"/>
    </style:style>
    <style:style style:name="T29" style:family="text">
      <style:text-properties fo:font-style="italic" style:font-style-asian="italic" style:font-style-complex="italic"/>
    </style:style>
    <style:style style:name="T30" style:family="text">
      <style:text-properties officeooo:rsid="008b1937"/>
    </style:style>
    <style:style style:name="T31" style:family="text">
      <style:text-properties officeooo:rsid="008ffc32"/>
    </style:style>
    <style:style style:name="T32" style:family="text">
      <style:text-properties officeooo:rsid="0091e277"/>
    </style:style>
    <style:style style:name="T33" style:family="text">
      <style:text-properties officeooo:rsid="00938c35"/>
    </style:style>
    <style:style style:name="T34" style:family="text">
      <style:text-properties officeooo:rsid="0093ce13"/>
    </style:style>
    <style:style style:name="T35" style:family="text">
      <style:text-properties officeooo:rsid="0094844b"/>
    </style:style>
    <style:style style:name="T36" style:family="text">
      <style:text-properties officeooo:rsid="0097c925"/>
    </style:style>
    <style:style style:name="T37" style:family="text">
      <style:text-properties officeooo:rsid="009946e8"/>
    </style:style>
    <style:style style:name="T38" style:family="text">
      <style:text-properties officeooo:rsid="009c0bc7"/>
    </style:style>
    <style:style style:name="T39" style:family="text">
      <style:text-properties officeooo:rsid="009c5814"/>
    </style:style>
    <style:style style:name="T40" style:family="text">
      <style:text-properties officeooo:rsid="009d4893"/>
    </style:style>
    <style:style style:name="T41" style:family="text">
      <style:text-properties officeooo:rsid="00a1ded2"/>
    </style:style>
    <style:style style:name="T42" style:family="text">
      <style:text-properties officeooo:rsid="00a2bb53"/>
    </style:style>
    <style:style style:name="T43" style:family="text">
      <style:text-properties officeooo:rsid="00a6748d"/>
    </style:style>
    <style:style style:name="T44" style:family="text">
      <style:text-properties officeooo:rsid="00a7aae8"/>
    </style:style>
    <style:style style:name="T45" style:family="text">
      <style:text-properties officeooo:rsid="00a8d7e9"/>
    </style:style>
    <style:style style:name="T46" style:family="text">
      <style:text-properties officeooo:rsid="00b3f6e3"/>
    </style:style>
    <style:style style:name="T47" style:family="text">
      <style:text-properties style:text-underline-style="none" fo:font-weight="normal" officeooo:rsid="00bd9407" style:font-weight-asian="normal" style:font-weight-complex="normal"/>
    </style:style>
    <style:style style:name="T48" style:family="text">
      <style:text-properties style:text-underline-style="none" fo:font-weight="normal" officeooo:rsid="00c1711b" style:font-weight-asian="normal" style:font-weight-complex="normal"/>
    </style:style>
    <style:style style:name="T49" style:family="text">
      <style:text-properties style:text-underline-style="none" fo:font-weight="normal" officeooo:rsid="00c1f72c" style:font-weight-asian="normal" style:font-weight-complex="normal"/>
    </style:style>
    <style:style style:name="T50" style:family="text">
      <style:text-properties style:text-underline-style="none" fo:font-weight="normal" officeooo:rsid="00c3863a" style:font-weight-asian="normal" style:font-weight-complex="normal"/>
    </style:style>
    <style:style style:name="T51" style:family="text">
      <style:text-properties style:text-underline-style="none" fo:font-weight="normal" officeooo:rsid="00ca5cd0" style:font-weight-asian="normal" style:font-weight-complex="normal"/>
    </style:style>
    <style:style style:name="T52" style:family="text">
      <style:text-properties style:text-underline-style="none" fo:font-weight="normal" officeooo:rsid="00a1ded2" style:font-weight-asian="normal" style:font-weight-complex="normal"/>
    </style:style>
    <style:style style:name="T53" style:family="text">
      <style:text-properties officeooo:rsid="00b57c36"/>
    </style:style>
    <style:style style:name="T54" style:family="text">
      <style:text-properties officeooo:rsid="00b5e263"/>
    </style:style>
    <style:style style:name="T55" style:family="text">
      <style:text-properties officeooo:rsid="00b7aa25"/>
    </style:style>
    <style:style style:name="T56" style:family="text">
      <style:text-properties officeooo:rsid="00bc0312"/>
    </style:style>
    <style:style style:name="T57" style:family="text">
      <style:text-properties officeooo:rsid="00bd9407"/>
    </style:style>
    <style:style style:name="T58" style:family="text">
      <style:text-properties officeooo:rsid="00c3863a"/>
    </style:style>
    <style:style style:name="T59" style:family="text">
      <style:text-properties officeooo:rsid="00c7a0d3"/>
    </style:style>
    <style:style style:name="T60" style:family="text">
      <style:text-properties officeooo:rsid="00a12766"/>
    </style:style>
    <style:style style:name="T61" style:family="text">
      <style:text-properties officeooo:rsid="00c90e52"/>
    </style:style>
    <style:style style:name="T62" style:family="text">
      <style:text-properties officeooo:rsid="00ca5cd0"/>
    </style:style>
    <style:style style:name="T63" style:family="text">
      <style:text-properties officeooo:rsid="00ca92fb"/>
    </style:style>
    <style:style style:name="T64" style:family="text">
      <style:text-properties officeooo:rsid="00caad79"/>
    </style:style>
    <style:style style:name="T65" style:family="text">
      <style:text-properties fo:language="en" fo:country="US" style:text-underline-style="none" fo:font-weight="normal" style:font-weight-asian="normal" style:font-weight-complex="normal"/>
    </style:style>
    <style:style style:name="T66" style:family="text">
      <style:text-properties fo:language="en" fo:country="US" style:text-underline-style="none" fo:font-weight="normal" officeooo:rsid="00a1ded2" style:font-weight-asian="normal" style:font-weight-complex="normal"/>
    </style:style>
    <style:style style:name="T67" style:family="text">
      <style:text-properties fo:language="en" fo:country="US" style:text-underline-style="none" fo:font-weight="normal" officeooo:rsid="00caad79" style:font-weight-asian="normal" style:font-weight-complex="normal"/>
    </style:style>
    <style:style style:name="T68" style:family="text">
      <style:text-properties fo:language="en" fo:country="US" style:text-underline-style="none" fo:font-weight="normal" officeooo:rsid="00cc1654" style:font-weight-asian="normal" style:font-weight-complex="normal"/>
    </style:style>
    <style:style style:name="T69" style:family="text">
      <style:text-properties officeooo:rsid="00cc16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2">Final </text:span>Exam</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7">Ingeniería y Adelantos Tecnológicos</text:span></text:p>
          </table:table-cell>
        </table:table-row>
        <table:table-row>
          <table:table-cell table:style-name="Table1.A1" office:value-type="string">
            <text:p text:style-name="P7">Course ID:</text:p>
          </table:table-cell>
          <table:table-cell table:style-name="Table1.A1" office:value-type="string">
            <text:p text:style-name="P4">IT062<text:span text:style-name="T9">8 </text:span><text:span text:style-name="T12">(Marron, 25-2)</text:span></text:p>
          </table:table-cell>
        </table:table-row>
        <table:table-row>
          <table:table-cell table:style-name="Table1.A1" office:value-type="string">
            <text:p text:style-name="P8">Cohort <text:span text:style-name="T8">ID</text:span>:</text:p>
          </table:table-cell>
          <table:table-cell table:style-name="Table1.A1" office:value-type="string">
            <text:p text:style-name="P6">6A<text:span text:style-name="T8">1</text:span></text:p>
          </table:table-cell>
        </table:table-row>
        <table:table-row>
          <table:table-cell table:style-name="Table1.A1" office:value-type="string">
            <text:p text:style-name="P9"><text:span text:style-name="T13">Exam </text:span>Date:</text:p>
          </table:table-cell>
          <table:table-cell table:style-name="Table1.A1" office:value-type="string">
            <text:p text:style-name="P5"><text:span text:style-name="T33">22</text:span> <text:span text:style-name="T33">Apr</text:span> 2025</text:p>
          </table:table-cell>
        </table:table-row>
      </table:table>
      <text:p text:style-name="P2"/>
      <text:p text:style-name="P11"><text:span text:style-name="T4">General </text:span><text:span text:style-name="T5">Instructions: </text:span>This is a <text:span text:style-name="T33">take-home </text:span>exam. <text:span text:style-name="T33">The exam is comprehensive and will cover material from the entire course. You are encouraged to </text:span><text:span text:style-name="T34">organize and </text:span><text:span text:style-name="T33">review </text:span><text:span text:style-name="T34">all of your homework and previous exams before starting this final exam. </text:span><text:span text:style-name="T35">Please do your own work and do not share your answers; </text:span><text:span text:style-name="T36">academic integrity is always your choice.</text:span></text:p>
      <text:p text:style-name="P11"/>
      <text:p text:style-name="P12"><text:span text:style-name="T25">Attempt to answer all questions, </text:span><text:span text:style-name="T28">eve</text:span><text:span text:style-name="T25">n if you are uncertain. Whenever possible, provide answers in bullet list format with complete content. </text:span><text:span text:style-name="T26">Tasks will be evaluated by sub-tasks. Three (3) points are available for each sub-task: Accuracy </text:span><text:span text:style-name="T27">(</text:span><text:span text:style-name="T26">1 pt), Completeness (1 pt), and Sufficiency (1 pt). </text:span><text:span text:style-name="T27">Points will be awarded in 0.1 increments. </text:span><text:span text:style-name="T30">Answer in English unless requested to do </text:span><text:span text:style-name="T31">so</text:span><text:span text:style-name="T30"> otherwise.</text:span></text:p>
      <text:p text:style-name="P11"/>
      <text:p text:style-name="P12"><text:span text:style-name="T34">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5">of the </text:span><text:span text:style-name="T34">pages together in the proper order. </text:span></text:p>
      <text:p text:style-name="P12"/>
      <text:p text:style-name="P13">This exam is <text:span text:style-name="T3">DUE Tuesday, April 22, </text:span><text:span text:style-name="T6">2025</text:span><text:span text:style-name="T3"> by 19:00 hrs in Room 202, UTECA. </text:span><text:span text:style-name="T10">If you prefer to take the exam </text:span><text:span text:style-name="T11">on April 22 </text:span><text:span text:style-name="T10">during the regular class period you are welcome to do so.</text:span></text:p>
      <text:p text:style-name="P11"/>
      <text:p text:style-name="P14"/>
      <text:p text:style-name="P40">I. Foundations of Science and Engineering</text:p>
      <text:p text:style-name="P46">Task 1</text:p>
      <text:p text:style-name="P30">a) Briefly summarize your perception of the similarities and differences between engineering and science.</text:p>
      <text:p text:style-name="P29">b) Is it possible for engineers and scientists to be ethically and morally responsible for their work? <text:span text:style-name="T56">Explain why or why not.</text:span></text:p>
      <text:p text:style-name="P24"/>
      <text:p text:style-name="P46">Task 2</text:p>
      <text:p text:style-name="P24"><text:span text:style-name="T43">a) According to Thomas </text:span>Kuhn, <text:span text:style-name="T43">how does </text:span><text:span text:style-name="T56">a discipline </text:span><text:span text:style-name="T43">evolve to become </text:span><text:span text:style-name="T56">a </text:span><text:span text:style-name="T43">“</text:span><text:span text:style-name="T38">normal science”?</text:span></text:p>
      <text:p text:style-name="P29">b) <text:span text:style-name="T44">Explain why the foundations of normal science limit the types of problems that can be solved.</text:span></text:p>
      <text:p text:style-name="P31">c) What are “wicked problems”?</text:p>
      <text:p text:style-name="P31">d) Why are wicked problems generally outside the bounds of normal science?</text:p>
      <text:p text:style-name="P31"/>
      <text:p text:style-name="P47">Task 3</text:p>
      <text:p text:style-name="P31">a) Translate the following quote by Isaac Asimov into Spanish,</text:p>
      <text:p text:style-name="P24"><text:tab/><text:span text:style-name="T29">“Science can amuse and fascinate us all, but it is engineering that changes the world.”</text:span></text:p>
      <text:p text:style-name="P31">b) Do you agree with Mr. Asimov? Explain why or why not.</text:p>
      <text:p text:style-name="P32"/>
      <text:p text:style-name="P32"/>
      <text:p text:style-name="P32"/>
      <text:p text:style-name="P39"><text:soft-page-break/></text:p>
      <text:p text:style-name="P40">II. Elements of Academic W<text:span text:style-name="T37">ork</text:span></text:p>
      <text:p text:style-name="P48">Task 4</text:p>
      <text:p text:style-name="P33">a) Why is “academic voice” <text:span text:style-name="T45">(third-person point of view)</text:span> considered to be the standard for <text:span text:style-name="T45">academic writing?</text:span></text:p>
      <text:p text:style-name="P34">b) In the section, “Elementary Principles of Composition” of Strunk and White’ s text, <text:span text:style-name="T29">The Elements of Style,</text:span> the authors state the following three rules,</text:p>
      <text:p text:style-name="P34"><text:tab/>i) <text:tab/><text:span text:style-name="T29">14. Use the active voice.</text:span></text:p>
      <text:p text:style-name="P34"><text:tab/>ii) <text:tab/><text:span text:style-name="T29">16. Use definite, specific, concrete language.</text:span></text:p>
      <text:p text:style-name="P34"><text:tab/>iii) <text:tab/><text:span text:style-name="T29">17. Omit needless words.</text:span></text:p>
      <text:p text:style-name="P59">Summarize each of these rules and give an example.</text:p>
      <text:p text:style-name="P59"/>
      <text:p text:style-name="P60">Task 5</text:p>
      <text:p text:style-name="P57">c) What is the function of a critique?</text:p>
      <text:p text:style-name="P58">d) Compare and contrast good jargon with bad jargon.</text:p>
      <text:p text:style-name="P24"/>
      <text:p text:style-name="P41"><text:span text:style-name="T41">III</text:span>. Survey of Real-World Technical Documents</text:p>
      <text:p text:style-name="P49">Task 6</text:p>
      <text:p text:style-name="P35"><text:span text:style-name="T46">a) </text:span><text:span text:style-name="T13">What are the organizational benefits from using Standard Operating Procedure</text:span><text:span text:style-name="T57">s</text:span><text:span text:style-name="T13"> (SOP</text:span><text:span text:style-name="T57">s</text:span><text:span text:style-name="T13">)?</text:span></text:p>
      <text:p text:style-name="P36">b) <text:span text:style-name="T53"><text:s/>Translate the following excerpt from Los Alamos National Laboratory SOP <text:s/></text:span><text:span text:style-name="T54">governing improvements to (non-nuclear) sites </text:span><text:span text:style-name="T55">into Spanish,</text:span></text:p>
      <text:p text:style-name="P36"/>
      <text:p text:style-name="P53">Sites disturbing greater than 5,000 square feet are subject to Section 438 of the Federal Energy Independence and Security Act of 2007 which establishes strict storm water runoff requirements for federal facility development and redevelopment projects. The Section reads, “The sponsor of any development or redevelopment project involving a Federal facility with a footprint that exceeds 5,000 square feet shall use site planning, design, construction, and maintenance strategies for the property to maintain or restore, to the maximum extent technically feasible, the pre-development hydrology of the property with regard to the temperature, rate, volume, and duration of flow.” Implementation of Section 438 must be achieved through the use of green infrastructure/low impact development (GI/LID) methods that use or mimic natural processes to: 1) infiltrate and recharge, 2) evapotranspire, and/or 3) harvest and use precipitation near to where it falls to earth. Examples of appropriate GI/LID are:</text:p>
      <text:p text:style-name="P53"><text:tab/>•green roofs</text:p>
      <text:p text:style-name="P53"><text:tab/>•trees and tree boxes</text:p>
      <text:p text:style-name="P53"><text:tab/>•rain gardens</text:p>
      <text:p text:style-name="P53"><text:tab/>•vegetated swales</text:p>
      <text:p text:style-name="P53"><text:tab/>•pocket wetlands</text:p>
      <text:p text:style-name="P53"><text:tab/>•infiltration planters</text:p>
      <text:p text:style-name="P53"><text:tab/>•porous and permeable pavements</text:p>
      <text:p text:style-name="P53"><text:tab/>•vegetated strips</text:p>
      <text:p text:style-name="P53"><text:tab/>•reforestation and revegetation</text:p>
      <text:p text:style-name="P53"><text:tab/>•protection of riparian buffers and floodplains</text:p>
      <text:p text:style-name="P53"><text:tab/>•rain barrels and cisterns</text:p>
      <text:p text:style-name="P36"/>
      <text:p text:style-name="P36"/>
      <text:p text:style-name="P36"/>
      <text:p text:style-name="P50"><text:soft-page-break/>Task 7</text:p>
      <text:p text:style-name="P37">a) <text:span text:style-name="T57">What organizations or entities are likely to use Requests for Proposals (RFPs)? </text:span></text:p>
      <text:p text:style-name="P61"><text:span text:style-name="T47">b) </text:span><text:span text:style-name="T48">Translate the following </text:span><text:span text:style-name="T49">excerpt from </text:span><text:bookmark text:name="_GfLlZ_K-M_POkPIP883T8Qg_57"/><text:span text:style-name="T50">an RFP posted by the </text:span>United Nations Fund for Population Activities <text:span text:style-name="T58">(UNFPA) into English,</text:span></text:p>
      <text:p text:style-name="P38"/>
      <text:p text:style-name="P54">SOLICITUD DE PROPUESTA (SDP)</text:p>
      <text:p text:style-name="P54">El Fondo de Población de las Naciones Unidas (UNFPA, por sus siglas en inglés), una agencia de</text:p>
      <text:p text:style-name="P54">desarrollo internacional, busca ofertas calificadas para la provisión de servicios de “Programación de</text:p>
      <text:p text:style-name="P54">una plataforma digital de un sistema de indicadores demográficos para el monitoreo del embarazo</text:p>
      <text:p text:style-name="P54">adolescente en el Estado de México y los estados de la subcomisión Centro-Oriente y, Validación del</text:p>
      <text:p text:style-name="P54">Índice de Desarrollo Humano de las juventudes para el monitoreo del embarazo adolescente en el</text:p>
      <text:p text:style-name="P54">Estado de México” . Por la presente, su compañía es invitada a presentar su mejor propuesta</text:p>
      <text:p text:style-name="P54">financiera y técnica para el servicio requerido. Su propuesta podría ser la base de un contrato para</text:p>
      <text:p text:style-name="P54">servicios profesionales (CPS, por sus siglas en inglés) entre su empresa y UNFPA.</text:p>
      <text:p text:style-name="P36"/>
      <text:p text:style-name="P51">Task 8</text:p>
      <text:p text:style-name="P62"><text:span text:style-name="T61">a) What are the main differences between r</text:span>esearch papers <text:span text:style-name="T59">and </text:span><text:span text:style-name="T61">w</text:span><text:span text:style-name="T60">hite papers?</text:span></text:p>
      <text:p text:style-name="P64">b) <text:span text:style-name="T69">translate</text:span></text:p>
      <text:p text:style-name="P27">Science/<text:span text:style-name="T42">Engineering</text:span> reviews</text:p>
      <text:p text:style-name="P27"><text:tab/>6G</text:p>
      <text:p text:style-name="P27"><text:tab/>Medicine</text:p>
      <text:p text:style-name="P27"/>
      <text:p text:style-name="P42"><text:span text:style-name="T41">I</text:span>V. Elements of <text:span text:style-name="T41">Professional </text:span>Consulting</text:p>
      <text:p text:style-name="P70"><text:span text:style-name="T62">Task </text:span><text:span text:style-name="T64">10</text:span></text:p>
      <text:p text:style-name="P69">In Quality Management Systems (QMS), document control standards, <text:span text:style-name="T63">are </text:span>often guided by ISO <text:span text:style-name="T64">(International Organization for Standardization) </text:span>900<text:span text:style-name="T64">1. </text:span><text:s/><text:span text:style-name="T66">ISO 9001 document control requirements mandate that you must: </text:span><text:span text:style-name="T67">i) </text:span><text:span text:style-name="T66">Approve documents before issue.; </text:span><text:span text:style-name="T67">ii) </text:span><text:span text:style-name="T66">Review and update documents as necessary and re-approve them; </text:span><text:span text:style-name="T67">iii) </text:span><text:span text:style-name="T66">Identify changes and the current revision status of documents; </text:span><text:span text:style-name="T67">and iv) </text:span><text:span text:style-name="T66">Ensure that relevant versions of applicable documents are available at points of use.</text:span></text:p>
      <text:p text:style-name="P72"><text:span text:style-name="T66">a</text:span><text:span text:style-name="T65">) Why will Git </text:span><text:span text:style-name="T68">coupled with Github </text:span><text:span text:style-name="T65">help meet ISO 9001 standards?</text:span></text:p>
      <text:p text:style-name="P72"><text:span text:style-name="T65"/></text:p>
      <text:p text:style-name="P72"><text:span text:style-name="T65"/></text:p>
      <text:p text:style-name="P71">Task 11</text:p>
      <text:p text:style-name="P63"/>
      <text:p text:style-name="P27">Clients</text:p>
      <text:p text:style-name="P27">Deliverables</text:p>
      <text:p text:style-name="P27">Transmittals</text:p>
      <text:p text:style-name="P28"/>
      <text:p text:style-name="P28"/>
      <text:p text:style-name="P68">V. Building Vocabulary</text:p>
      <text:p text:style-name="P25"/>
      <text:p text:style-name="P25"/>
      <text:p text:style-name="P25"/>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7T20:49:06.516269903</dc:date>
    <meta:editing-duration>PT14H49M26S</meta:editing-duration>
    <meta:editing-cycles>134</meta:editing-cycles>
    <meta:generator>LibreOffice/7.3.7.2$Linux_X86_64 LibreOffice_project/30$Build-2</meta:generator>
    <meta:document-statistic meta:table-count="1" meta:image-count="1" meta:object-count="0" meta:page-count="3" meta:paragraph-count="80" meta:word-count="964" meta:character-count="6068" meta:non-whitespace-character-count="5159"/>
  </office:meta>
</office:document-meta>
</file>